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$Planilha2.C$7]" office:value-type="float" office:value="1305.4" calcext:value-type="float">
            <text:p>1.305,4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$Planilha2.C$13]" office:value-type="float" office:value="653.6" calcext:value-type="float">
            <text:p>653,6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$Planilha2.C$14]" office:value-type="float" office:value="1656" calcext:value-type="float">
            <text:p>1.656,0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$Planilha2.C$6]" office:value-type="float" office:value="384.12" calcext:value-type="float">
            <text:p>384,12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$Planilha2.C$6]" office:value-type="float" office:value="376.36" calcext:value-type="float">
            <text:p>376,36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$Planilha2.C$12]" office:value-type="float" office:value="2787.2" calcext:value-type="float">
            <text:p>2.787,2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$Planilha2.C$15]" office:value-type="float" office:value="1466.796" calcext:value-type="float">
            <text:p>1.466,8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$Planilha2.C$9]" office:value-type="float" office:value="922.5" calcext:value-type="float">
            <text:p>922,5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$Planilha2.C$6]" office:value-type="float" office:value="364.72" calcext:value-type="float">
            <text:p>364,7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$Planilha2.C$7]" office:value-type="float" office:value="2268.4" calcext:value-type="float">
            <text:p>2.268,4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$Planilha2.C$6]" office:value-type="float" office:value="364.72" calcext:value-type="float">
            <text:p>364,7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$Planilha2.C$6]" office:value-type="float" office:value="372.48" calcext:value-type="float">
            <text:p>372,48</text:p>
          </table:table-cell>
        </table:table-row>
        <table:table-row table:style-name="ro1" table:number-rows-repeated="10481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6T13:53:19.964000000</dc:date>
    <meta:editing-duration>P4DT11H26M37S</meta:editing-duration>
    <meta:editing-cycles>82</meta:editing-cycles>
    <meta:document-statistic meta:table-count="3" meta:cell-count="2196" meta:object-count="0"/>
  </office:meta>
</office:document-meta>
</file>